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MockMakerTest.can_comput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MockMakerTest.should_create_mock_from_interface_with_extra_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MockMakerTest.can_invoke_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MockMakerTest.can_compute_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xyMockMakerTest.should_discover_mockable_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MockMakerTest.ProxyMockMaker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ockMakerTest.should_create_mock_from_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